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c87e" officeooo:paragraph-rsid="0017c87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53e80" officeooo:paragraph-rsid="00253e8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253e80" officeooo:paragraph-rsid="00253e80" style:font-size-asian="13.1000003814697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611a26"/>
    </style:style>
    <style:style style:name="P6" style:family="paragraph" style:parent-style-name="Standard">
      <style:text-properties fo:font-weight="bold" officeooo:rsid="002b5243" officeooo:paragraph-rsid="002b5243" style:font-weight-asian="bold" style:font-weight-complex="bold"/>
    </style:style>
    <style:style style:name="P7" style:family="paragraph" style:parent-style-name="Standard">
      <style:text-properties fo:font-weight="bold" officeooo:rsid="002b704a" officeooo:paragraph-rsid="002b704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196e6" officeooo:paragraph-rsid="003196e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28761" officeooo:paragraph-rsid="0032876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2a002" officeooo:paragraph-rsid="0032a00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615a2" officeooo:paragraph-rsid="003615a2" style:font-weight-asian="bold" style:font-weight-complex="bold"/>
    </style:style>
    <style:style style:name="P12" style:family="paragraph" style:parent-style-name="Standard">
      <style:text-properties fo:font-weight="bold" officeooo:rsid="0039239e" officeooo:paragraph-rsid="0039239e" style:font-weight-asian="bold" style:font-weight-complex="bold"/>
    </style:style>
    <style:style style:name="P13" style:family="paragraph" style:parent-style-name="Standard">
      <style:text-properties fo:font-weight="bold" officeooo:rsid="0039d94c" officeooo:paragraph-rsid="0039d94c" style:font-weight-asian="bold" style:font-weight-complex="bold"/>
    </style:style>
    <style:style style:name="P14" style:family="paragraph" style:parent-style-name="Standard">
      <style:text-properties fo:font-weight="bold" officeooo:rsid="0042abc6" officeooo:paragraph-rsid="0042abc6" style:font-weight-asian="bold" style:font-weight-complex="bold"/>
    </style:style>
    <style:style style:name="P15" style:family="paragraph" style:parent-style-name="Standard">
      <style:text-properties fo:font-weight="bold" officeooo:rsid="00455861" officeooo:paragraph-rsid="0045586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478a6d" officeooo:paragraph-rsid="00478a6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ac0a6" officeooo:paragraph-rsid="004ac0a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c7673" officeooo:paragraph-rsid="004c7673" style:font-weight-asian="bold" style:font-weight-complex="bold"/>
    </style:style>
    <style:style style:name="P19" style:family="paragraph" style:parent-style-name="Standard">
      <style:text-properties fo:font-weight="bold" officeooo:rsid="005d9bdb" officeooo:paragraph-rsid="005d9bdb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253e80" officeooo:paragraph-rsid="00253e80" style:font-size-asian="13pt" style:font-weight-asian="bold" style:font-size-complex="13pt" style:font-weight-complex="bold"/>
    </style:style>
    <style:style style:name="P21" style:family="paragraph" style:parent-style-name="Standard">
      <style:text-properties officeooo:rsid="0015f4b1" officeooo:paragraph-rsid="0015f4b1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272394" officeooo:paragraph-rsid="0027239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2d6f0e" officeooo:paragraph-rsid="002d6f0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3f9344" officeooo:paragraph-rsid="003f9344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611a26" officeooo:paragraph-rsid="00611a26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27239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2d6f0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3f934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611a26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8f2f8" officeooo:paragraph-rsid="0028f2f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2a3d61" officeooo:paragraph-rsid="002a3d6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add5e" officeooo:paragraph-rsid="002add5e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2ed966" officeooo:paragraph-rsid="002ed966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4d0355" officeooo:paragraph-rsid="004d035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4eb168" officeooo:paragraph-rsid="004eb168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4f521f" officeooo:paragraph-rsid="004f521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50b0e7" officeooo:paragraph-rsid="0050b0e7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52d369" officeooo:paragraph-rsid="0052d369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54659e" officeooo:paragraph-rsid="0054659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5be2da" officeooo:paragraph-rsid="005be2da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5c08dc" officeooo:paragraph-rsid="005c08d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5d5973" officeooo:paragraph-rsid="005d597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5d68f2" officeooo:paragraph-rsid="005d68f2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2d6f0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3f934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611a26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646259" officeooo:paragraph-rsid="00646259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64947a" officeooo:paragraph-rsid="0064947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f2f8" style:font-weight-asian="normal" style:font-weight-complex="normal"/>
    </style:style>
    <style:style style:name="T3" style:family="text">
      <style:text-properties fo:font-weight="normal" officeooo:rsid="002ed966" style:font-weight-asian="normal" style:font-weight-complex="normal"/>
    </style:style>
    <style:style style:name="T4" style:family="text">
      <style:text-properties fo:font-weight="normal" officeooo:rsid="002fc531" style:font-weight-asian="normal" style:font-weight-complex="normal"/>
    </style:style>
    <style:style style:name="T5" style:family="text">
      <style:text-properties fo:font-weight="normal" officeooo:rsid="0030f5aa" style:font-weight-asian="normal" style:font-weight-complex="normal"/>
    </style:style>
    <style:style style:name="T6" style:family="text">
      <style:text-properties fo:font-weight="normal" officeooo:rsid="003196e6" style:font-weight-asian="normal" style:font-weight-complex="normal"/>
    </style:style>
    <style:style style:name="T7" style:family="text">
      <style:text-properties fo:font-weight="normal" officeooo:rsid="0032767d" style:font-weight-asian="normal" style:font-weight-complex="normal"/>
    </style:style>
    <style:style style:name="T8" style:family="text">
      <style:text-properties fo:font-weight="normal" officeooo:rsid="003615a2" style:font-weight-asian="normal" style:font-weight-complex="normal"/>
    </style:style>
    <style:style style:name="T9" style:family="text">
      <style:text-properties fo:font-weight="normal" officeooo:rsid="0036b871" style:font-weight-asian="normal" style:font-weight-complex="normal"/>
    </style:style>
    <style:style style:name="T10" style:family="text">
      <style:text-properties fo:font-weight="normal" officeooo:rsid="003894e9" style:font-weight-asian="normal" style:font-weight-complex="normal"/>
    </style:style>
    <style:style style:name="T11" style:family="text">
      <style:text-properties fo:font-weight="normal" officeooo:rsid="00478a6d" style:font-weight-asian="normal" style:font-weight-complex="normal"/>
    </style:style>
    <style:style style:name="T12" style:family="text">
      <style:text-properties fo:font-weight="normal" officeooo:rsid="00491c79" style:font-weight-asian="normal" style:font-weight-complex="normal"/>
    </style:style>
    <style:style style:name="T13" style:family="text">
      <style:text-properties fo:font-weight="normal" officeooo:rsid="0049667d" style:font-weight-asian="normal" style:font-weight-complex="normal"/>
    </style:style>
    <style:style style:name="T14" style:family="text">
      <style:text-properties fo:font-weight="normal" officeooo:rsid="004a6d81" style:font-weight-asian="normal" style:font-weight-complex="normal"/>
    </style:style>
    <style:style style:name="T15" style:family="text">
      <style:text-properties fo:font-weight="normal" officeooo:rsid="00610a4f" style:font-weight-asian="normal" style:font-weight-complex="normal"/>
    </style:style>
    <style:style style:name="T16" style:family="text">
      <style:text-properties fo:font-style="italic" officeooo:rsid="0061f372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0f5a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196e6" style:font-style-asian="italic" style:font-weight-asian="normal" style:font-style-complex="italic" style:font-weight-complex="normal"/>
    </style:style>
    <style:style style:name="T2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61f372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62b7d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636ee9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64947a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664df9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68b725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2fc531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fc531" style:font-style-asian="normal" style:font-style-complex="normal"/>
    </style:style>
    <style:style style:name="T30" style:family="text">
      <style:text-properties fo:font-style="normal" officeooo:rsid="00403929" style:font-style-asian="normal" style:font-style-complex="normal"/>
    </style:style>
    <style:style style:name="T31" style:family="text">
      <style:text-properties fo:font-style="normal" officeooo:rsid="003a974a" style:font-style-asian="normal" style:font-style-complex="normal"/>
    </style:style>
    <style:style style:name="T32" style:family="text">
      <style:text-properties fo:font-style="normal" officeooo:rsid="004d3060" style:font-style-asian="normal" style:font-style-complex="normal"/>
    </style:style>
    <style:style style:name="T33" style:family="text">
      <style:text-properties fo:font-style="normal" officeooo:rsid="005a2bc8" style:font-style-asian="normal" style:font-style-complex="normal"/>
    </style:style>
    <style:style style:name="T34" style:family="text">
      <style:text-properties fo:font-style="normal" officeooo:rsid="0061f372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0f5a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196e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a974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c6a2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d814d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46aa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5b0b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d306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1a7c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6445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679f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8506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a2bc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d597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4947a" style:font-style-asian="normal" style:font-weight-asian="normal" style:font-style-complex="normal" style:font-weight-complex="normal"/>
    </style:style>
    <style:style style:name="T51" style:family="text">
      <style:text-properties officeooo:rsid="003894e9"/>
    </style:style>
    <style:style style:name="T52" style:family="text">
      <style:text-properties officeooo:rsid="0061e08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ject-Oriented Programmed Snake</text:p>
      <text:p text:style-name="P4"/>
      <text:p text:style-name="P20">Data: <text:span text:style-name="T1">23/04/2024</text:span></text:p>
      <text:p text:style-name="P20">Grupo: <text:span text:style-name="T1">3</text:span></text:p>
      <text:p text:style-name="P20">Elementos:<text:span text:style-name="T1"> Diogo Fonseca nº 79858</text:span></text:p>
      <text:p text:style-name="P2"><text:s/></text:p>
      <text:p text:style-name="P2"/>
      <text:p text:style-name="P22">Geometry</text:p>
      <text:p text:style-name="P26"><text:tab/></text:p>
      <text:p text:style-name="P26"><text:tab/><text:span text:style-name="T3">Este package contém todas as classes relacionadas com geometria e por consequência com matemática em geral.</text:span></text:p>
      <text:p text:style-name="P26"><text:tab/><text:span text:style-name="T2">Todas as classes neste package estão escritas para geometria euclideana em duas dimensões, para além de serem todas imutáveis depois de instanciadas.</text:span></text:p>
      <text:p text:style-name="P26"/>
      <text:p text:style-name="P30">VirtualPoint: <text:span text:style-name="T1">Representa um ponto (as coordenadas são números reais). É</text:span><text:span text:style-name="T5"> uma classe genérica pois <text:s/>é necessário usar pontos de diversos tipos: nomeadamente </text:span><text:span text:style-name="T18">int</text:span><text:span text:style-name="T36"> e </text:span><text:span text:style-name="T18">double</text:span><text:span text:style-name="T36">.</text:span></text:p>
      <text:p text:style-name="P30"><text:span text:style-name="T1"/></text:p>
      <text:p text:style-name="P30">Point: <text:span text:style-name="T1">Representa um ponto cujas coordenadas são sempre positivas.</text:span></text:p>
      <text:p text:style-name="P30"/>
      <text:p text:style-name="P30">Vector: <text:span text:style-name="T1">Representa um vetor.</text:span></text:p>
      <text:p text:style-name="P31"><text:span text:style-name="T1"/></text:p>
      <text:p text:style-name="P32">Line: <text:span text:style-name="T1">Representa uma reta.</text:span></text:p>
      <text:p text:style-name="P31"><text:span text:style-name="T1"/></text:p>
      <text:p text:style-name="P31">LineSegment: <text:span text:style-name="T1">Representa um segmento de reta.</text:span></text:p>
      <text:p text:style-name="P31"><text:span text:style-name="T1"/></text:p>
      <text:p text:style-name="P31">BoundingBox:<text:span text:style-name="T1"> Representa uma caixa que contém um poligono.</text:span></text:p>
      <text:p text:style-name="P31"><text:span text:style-name="T1"/></text:p>
      <text:p text:style-name="P31">Path: <text:span text:style-name="T1">Representa um caminho.</text:span></text:p>
      <text:p text:style-name="P31"><text:span text:style-name="T1"/></text:p>
      <text:p text:style-name="P6">IGeometricShape: <text:span text:style-name="T1">Interface representante de uma figura geométrica.</text:span></text:p>
      <text:p text:style-name="P6"><text:span text:style-name="T1"/></text:p>
      <text:p text:style-name="P6">Polygon: <text:span text:style-name="T1">Representa um poligono simples.</text:span></text:p>
      <text:p text:style-name="P21"/>
      <text:p text:style-name="P7">Triangle: <text:span text:style-name="T1">Representa um poligono de 3 lados (um triângulo).</text:span></text:p>
      <text:p text:style-name="P7"><text:span text:style-name="T1"/></text:p>
      <text:p text:style-name="P7">Rectangle: <text:span text:style-name="T1">Representa um poligono de 4 lados com angulos internos retos (um retângulo).</text:span></text:p>
      <text:p text:style-name="P7"><text:span text:style-name="T1"/></text:p>
      <text:p text:style-name="P7">Square: <text:span text:style-name="T1">Representa um retângulo cujos lados são todos do mesmo comprimento (um quadrado).</text:span></text:p>
      <text:p text:style-name="P7"><text:span text:style-name="T1"/></text:p>
      <text:p text:style-name="P7">MathUtil: <text:span text:style-name="T1">Classe estática para operações matemáticas comuns no projeto.</text:span></text:p>
      <text:p text:style-name="P7"><text:span text:style-name="T1"/></text:p>
      <text:p text:style-name="P7">GeometricException: <text:span text:style-name="T1">Representa uma exceção relacionada ao package de Geometry.</text:span></text:p>
      <text:p text:style-name="P7"><text:span text:style-name="T1"/></text:p>
      <text:p text:style-name="P7"><text:span text:style-name="T1"/></text:p>
      <text:p text:style-name="P23">Game Engine</text:p>
      <text:p text:style-name="P27"/>
      <text:p text:style-name="P44"><text:tab/><text:span text:style-name="T27">Este package contém todas as classes responsáveis pela funcionalidades necessárias para <text:s/>fazer um jogo (qualquer jogor).</text:span></text:p>
      <text:p text:style-name="P44"><text:soft-page-break/></text:p>
      <text:p text:style-name="P33">GameObject: <text:span text:style-name="T1">Representa um objeto </text:span><text:span text:style-name="T4">no jogo a ser instanciado pela Scene. Contém um id o qual é definido pela Scene que o contém (não sendo possível este ser instanciado em mais que uma Scene). Contém também uma handle para a Scene que o instanciou, para que este tenha o poder de comunicar diretamente com outros GameObjects da Scene, ou mesmo para adicionar/remover GameObjects à Scene (ou até mudar a Scene). </text:span><text:span text:style-name="T6">Esta classe tem 3 métodos: update, start e stop os quais o seu único propósito é serem </text:span><text:span text:style-name="T19">overriden </text:span><text:span text:style-name="T37">por classes que implementem GameObject. É também necessário que este seja uma classe e não uma interface pois é necessário ter métodos (final, para que a sua funcionalidade não possa mudar) para gerir a funcionalidade do id, por exemplo certificar-se de que o mesmo objeto não está a ser instanciado em duas Scenes diferentes.</text:span></text:p>
      <text:p text:style-name="P21"/>
      <text:p text:style-name="P8">Scene: <text:span text:style-name="T7">Representa uma coleção de GameObjects, esta pode estar ativa ou não ativa. Uma classe ativa significa que está a ser atualmente usada pelo GameEngine. A scene é também responsável por categorizar os GameObjects pelas suas interfaces relevantes ao GameEngine.</text:span></text:p>
      <text:p text:style-name="P8"><text:span text:style-name="T7"/></text:p>
      <text:p text:style-name="P9">IRenderable: <text:span text:style-name="T11">Interface responsável por r</text:span><text:span text:style-name="T1">epresenta</text:span><text:span text:style-name="T11">r</text:span><text:span text:style-name="T1"> uma classe a ser renderizada pelo Renderer, </text:span><text:span text:style-name="T11">disponibilizando o seu RenderData ao Renderer.</text:span></text:p>
      <text:p text:style-name="P9"><text:span text:style-name="T1"/></text:p>
      <text:p text:style-name="P17">IOverlay: <text:span text:style-name="T1">Interface responsável por representar uma classe que dará um overlay ao Renderer para este ser “colado” por cima da cena renderizada.</text:span></text:p>
      <text:p text:style-name="P9"><text:span text:style-name="T1"/></text:p>
      <text:p text:style-name="P9">Renderer: <text:span text:style-name="T1">Classe responsável por qualquer operação gráfica, e por consequência por renderizar os objetos IRenderable na Scene. </text:span><text:span text:style-name="T8">Esta classe é um singleton, pois não faz sentido haver mais que um renderizador, </text:span><text:span text:style-name="T9">embora não seja static pois necessita de guardar informação sobre a Scene que está a renderizar</text:span><text:span text:style-name="T8">.</text:span></text:p>
      <text:p text:style-name="P9"><text:span text:style-name="T1"/></text:p>
      <text:p text:style-name="P10">RenderData: <text:span text:style-name="T1">dados a serem transmitidos para o renderer sobre como renderizar o objeto.</text:span></text:p>
      <text:p text:style-name="P10"><text:span text:style-name="T1"/></text:p>
      <text:p text:style-name="P16">ICollider: <text:span text:style-name="T12">Interface responsável por representar uma classe a ser verificada por colisão, </text:span><text:span text:style-name="T13">dando o </text:span><text:span text:style-name="T12"><text:s/>seu poligono de colisão </text:span><text:span text:style-name="T13">ao CollisionManager, </text:span><text:span text:style-name="T14">para além de ter funções de “callback” no caso de colisão</text:span><text:span text:style-name="T12">.</text:span></text:p>
      <text:p text:style-name="P10"><text:span text:style-name="T1"/></text:p>
      <text:p text:style-name="P11">C<text:span text:style-name="T51">ollisionManager: </text:span><text:span text:style-name="T10">Classe estática responsável por verificar e notificar todos os elementos da Scene em caso de colisão.</text:span></text:p>
      <text:p text:style-name="P11"><text:span text:style-name="T10"/></text:p>
      <text:p text:style-name="P18">IInputListener: <text:span text:style-name="T1">Interface responsável por representar uma classe que será avisada quando houver input do utilizador. </text:span></text:p>
      <text:p text:style-name="P11"><text:span text:style-name="T10"/></text:p>
      <text:p text:style-name="P12">GameEngineFlags: <text:span text:style-name="T1">Classe responsável por definir o comportamento do GameEngine, para além de conter valores </text:span><text:span text:style-name="T17">default.</text:span></text:p>
      <text:p text:style-name="P12"><text:span text:style-name="T35"/></text:p>
      <text:p text:style-name="P12"><text:span text:style-name="T28">UpdateMethod: </text:span><text:span text:style-name="T35">Enumerado representativo da maneira como o GameEngine dá update aos GameObjects, sendo possível ser AUTO (automático), CODE (através da chamada de um método) e STEP (através de input do utilizador iterativamente).</text:span></text:p>
      <text:p text:style-name="P12"><text:span text:style-name="T35"/></text:p>
      <text:p text:style-name="P13"><text:span text:style-name="T28">GameEngine:</text:span><text:span text:style-name="T35"> Classe responsável por coordenar as classes de forma a que as outras classes tenham o comportamento esperado, principalmente chamando o start, update e stop dos GameObjects na Scene atualmente ativa no GameEngine. </text:span><text:span text:style-name="T39">O GameEngine </text:span><text:span text:style-name="T40">também</text:span><text:span text:style-name="T39"> deverá estar responsável por </text:span><text:span text:style-name="T45">coordenar</text:span><text:span text:style-name="T39"> o CollisionManager</text:span><text:span text:style-name="T40"> e</text:span><text:span text:style-name="T39"> o Renderer. </text:span><text:span text:style-name="T40">Esta classe</text:span><text:span text:style-name="T38"> é um singleton pois não faz sentido ter mais que um GameEngine.</text:span></text:p>
      <text:p text:style-name="P13"><text:soft-page-break/><text:span text:style-name="T38"/></text:p>
      <text:p text:style-name="P14"><text:span text:style-name="T31">L</text:span><text:span text:style-name="T28">ogger: </text:span><text:span text:style-name="T35">Classe responsável por fazer logging para </text:span><text:span text:style-name="T41">o terminal</text:span><text:span text:style-name="T35"> quando ocorrem erros ou outro tipo de informação que poderá ser útil quando o programa não termina mas não funciona como esperado (ou até mesmo quando termina).</text:span></text:p>
      <text:p text:style-name="P14"><text:span text:style-name="T35"/></text:p>
      <text:p text:style-name="P15"><text:span text:style-name="T28">LogLevel:</text:span><text:span text:style-name="T35"> Enumerado que representa o nível de logging, sendo estes, por ordem de menor para maior importância DEBUG, INFO, WARN, ERROR, FATAL.</text:span></text:p>
      <text:p text:style-name="P15"><text:span text:style-name="T28"/></text:p>
      <text:p text:style-name="P15"><text:span text:style-name="T28">EngineException: </text:span><text:span text:style-name="T42">Representa uma exceção relacionada ao package Game Engine</text:span></text:p>
      <text:p text:style-name="P15"><text:span text:style-name="T42"/></text:p>
      <text:p text:style-name="P15"><text:span text:style-name="T42"/></text:p>
      <text:p text:style-name="P24">Snake Game</text:p>
      <text:p text:style-name="P28"/>
      <text:p text:style-name="P45"><text:span text:style-name="T31"><text:tab/></text:span><text:span text:style-name="T29">Este package contém todas as classes responsáveis pel</text:span><text:span text:style-name="T30">as funcionalidades específicas ao jogo da cobra.</text:span></text:p>
      <text:p text:style-name="P45"><text:span text:style-name="T30"/></text:p>
      <text:p text:style-name="P34"><text:span text:style-name="T30">G</text:span><text:span text:style-name="T28">ameMap:</text:span><text:span text:style-name="T35"> Representa o mapa de jogo (nomeadamente as suas dimensões e talvez um background).</text:span></text:p>
      <text:p text:style-name="P34"><text:span text:style-name="T35"/></text:p>
      <text:p text:style-name="P34"><text:span text:style-name="T28">IFood: </text:span><text:span text:style-name="T35">Interface que representa um objeto que pode ser consumido pela cobra.</text:span></text:p>
      <text:p text:style-name="P34"><text:span text:style-name="T35"/></text:p>
      <text:p text:style-name="P34"><text:span text:style-name="T28">FoodCircle: </text:span><text:span text:style-name="T35">Representa uma comida na forma circular.</text:span></text:p>
      <text:p text:style-name="P34"><text:span text:style-name="T28"/></text:p>
      <text:p text:style-name="P34"><text:span text:style-name="T28">FoodSquare: </text:span><text:span text:style-name="T43">Representa uma comida na forma quadrada</text:span></text:p>
      <text:p text:style-name="P34"><text:span text:style-name="T43"/></text:p>
      <text:p text:style-name="P35"><text:span text:style-name="T32">O</text:span><text:span text:style-name="T28">bstacle: </text:span><text:span text:style-name="T35">Representa um obstaculo o qual a cobra não poderá colidir com.</text:span></text:p>
      <text:p text:style-name="P35"><text:span text:style-name="T35"/></text:p>
      <text:p text:style-name="P35"><text:span text:style-name="T28">DynamicObstacle: </text:span><text:span text:style-name="T35">Representa um Obstacle que roda em torno de um ponto.</text:span></text:p>
      <text:p text:style-name="P35"><text:span text:style-name="T35"/></text:p>
      <text:p text:style-name="P36"><text:span text:style-name="T28">Scoreboard: </text:span><text:span text:style-name="T35">Classe responsável por guardar novas entradas de Score, e também ler as entradas atuais de um ficheiro.</text:span></text:p>
      <text:p text:style-name="P36"><text:span text:style-name="T35"/></text:p>
      <text:p text:style-name="P37"><text:span text:style-name="T28">Score: </text:span><text:span text:style-name="T44">Representa a pontuação de um jogo. Corresponde a </text:span><text:span text:style-name="T35">um tuplo na classe Scoreboard.</text:span></text:p>
      <text:p text:style-name="P37"><text:span text:style-name="T35"/></text:p>
      <text:p text:style-name="P38"><text:span text:style-name="T28">SnakeOverlay: </text:span><text:span text:style-name="T35">Representa o overlay do jogo da cobra, responsável por mostrar ao jogador informações em tempo real sobre o jogo, tais como o Score atual.</text:span></text:p>
      <text:p text:style-name="P38"><text:span text:style-name="T35"/></text:p>
      <text:p text:style-name="P39"><text:span text:style-name="T28">GameManager: </text:span><text:span text:style-name="T45">Classe responsável por </text:span><text:span text:style-name="T46">coordenar o jogo da cobra, tratando da Scene no caso do jogador perder ou recomeçar o jogo </text:span><text:span text:style-name="T47">(por exemplo reinstanciando a cobra com tamanho inicial após perder</text:span><text:span text:style-name="T48">). </text:span><text:span text:style-name="T50">Este é um singleton, pois não poderá haver mais que um GameManager.</text:span></text:p>
      <text:p text:style-name="P39"><text:span text:style-name="T48"/></text:p>
      <text:p text:style-name="P40"><text:span text:style-name="T33">G</text:span><text:span text:style-name="T28">ameState: </text:span><text:span text:style-name="T35">Enumerável que representa o estado do jogo (GAMEOVER, PLAYING).</text:span></text:p>
      <text:p text:style-name="P40"><text:span text:style-name="T35"/></text:p>
      <text:p text:style-name="P41"><text:span text:style-name="T28">SnakeUnit: </text:span><text:span text:style-name="T35">Representa a unidade mais pequena de uma cobra.</text:span></text:p>
      <text:p text:style-name="P41"><text:span text:style-name="T35"/></text:p>
      <text:p text:style-name="P42"><text:span text:style-name="T28">SnakeSegment: </text:span><text:span text:style-name="T35">Representa uma unidade da cobra que não a cabeça, contém os dados necessários para a renderizar.</text:span></text:p>
      <text:p text:style-name="P42"><text:span text:style-name="T35"/></text:p>
      <text:p text:style-name="P43"><text:span text:style-name="T28">SnakeHead:</text:span><text:span text:style-name="T35"> </text:span><text:span text:style-name="T49">Representa </text:span><text:span text:style-name="T35">a cabeça da cobra</text:span><text:span text:style-name="T49">, contém os dados necessários para a renderizar.</text:span></text:p>
      <text:p text:style-name="P21"/>
      <text:p text:style-name="P19"><text:soft-page-break/>Snake: <text:span text:style-name="T1">Representa uma cobra, sendo esta capaz de se mexer, comer, crescer e morrer.</text:span></text:p>
      <text:p text:style-name="P19"><text:span text:style-name="T1"/></text:p>
      <text:p text:style-name="P19">Directions: <text:span text:style-name="T1">Enumerável que representa uma direção (UP, DOWN, LEFT, RIGHT).</text:span></text:p>
      <text:p text:style-name="P19"><text:span text:style-name="T1"/></text:p>
      <text:p text:style-name="P19">SnakeController: <text:span text:style-name="T1">Classe responsável por controlar a cobra, seja o controle feito através de input do utilizador ou através de um AI.</text:span></text:p>
      <text:p text:style-name="P19"><text:span text:style-name="T1"/></text:p>
      <text:p text:style-name="P19">SnakeAI: <text:span text:style-name="T1">Responsável por controlar a snake autonomamente </text:span><text:span text:style-name="T15">(sem precisar do input do utilizador)</text:span><text:span text:style-name="T1">.</text:span></text:p>
      <text:p text:style-name="P21"/>
      <text:p text:style-name="P21"/>
      <text:p text:style-name="P25">Notas <text:span text:style-name="T52">de</text:span> Projeto</text:p>
      <text:p text:style-name="P29"/>
      <text:p text:style-name="P46"><text:span text:style-name="T16">Design Patterns</text:span><text:span text:style-name="T34"> utilizados:</text:span></text:p>
      <text:list xml:id="list1813068379" text:style-name="L1">
        <text:list-item>
          <text:p text:style-name="P5"><text:span text:style-name="T21">Observer: (em GameEngine, Scene e GameObject), sendo este útil para notificar os </text:span><text:span text:style-name="T22">objetos do jogo</text:span><text:span text:style-name="T21">. </text:span><text:span text:style-name="T23">Sendo que desta forma ambos também estão completamente abstraidos um do outro.</text:span></text:p>
        </text:list-item>
        <text:list-item>
          <text:p text:style-name="P47"><text:span text:style-name="T21">I</text:span><text:span text:style-name="T20">terator: (em Scene), para iterar sobre coleções de GameObjects, </text:span><text:span text:style-name="T24">já que esta é uma operação comum.</text:span></text:p>
        </text:list-item>
        <text:list-item>
          <text:p text:style-name="P48"><text:span text:style-name="T24">S</text:span><text:span text:style-name="T20">ingleton: (em </text:span><text:span text:style-name="T25">GameManager, GameEngine, Renderer), pois para estas classes não faz sentido ter mais que uma instância (podendo até ser problemá</text:span><text:span text:style-name="T26">tico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0:59:54.680499089</meta:creation-date>
    <meta:generator>LibreOffice/7.3.7.2$Linux_X86_64 LibreOffice_project/30$Build-2</meta:generator>
    <dc:date>2024-04-23T23:14:15.808335046</dc:date>
    <meta:editing-duration>PT7H13M14S</meta:editing-duration>
    <meta:editing-cycles>81</meta:editing-cycles>
    <meta:document-statistic meta:table-count="0" meta:image-count="0" meta:object-count="0" meta:page-count="4" meta:paragraph-count="66" meta:word-count="1073" meta:character-count="7101" meta:non-whitespace-character-count="6085"/>
  </office:meta>
</office:document-meta>
</file>